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layfair Display" svg:font-family="'Playfair Display',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33ee" officeooo:paragraph-rsid="000833ee"/>
    </style:style>
    <style:style style:name="P2" style:family="paragraph" style:parent-style-name="Standard">
      <style:text-properties officeooo:rsid="000adb93" officeooo:paragraph-rsid="000adb93"/>
    </style:style>
    <style:style style:name="P3" style:family="paragraph" style:parent-style-name="Standard">
      <style:text-properties officeooo:rsid="000adb93" officeooo:paragraph-rsid="000c447c"/>
    </style:style>
    <style:style style:name="P4" style:family="paragraph" style:parent-style-name="Standard">
      <style:text-properties fo:font-style="italic" fo:font-weight="bold" officeooo:rsid="000833ee" officeooo:paragraph-rsid="000833ee" style:font-style-asian="italic" style:font-weight-asian="bold" style:font-style-complex="italic" style:font-weight-complex="bold"/>
    </style:style>
    <style:style style:name="P5" style:family="paragraph" style:parent-style-name="Standard">
      <style:text-properties fo:font-style="italic" fo:font-weight="bold" officeooo:rsid="000cff5c" officeooo:paragraph-rsid="000cff5c" style:font-style-asian="italic" style:font-weight-asian="bold" style:font-style-complex="italic" style:font-weight-complex="bold"/>
    </style:style>
    <style:style style:name="P6" style:family="paragraph" style:parent-style-name="Standard">
      <style:text-properties fo:font-style="italic" fo:font-weight="bold" officeooo:rsid="000cff5c" officeooo:paragraph-rsid="000adb93" style:font-style-asian="italic" style:font-weight-asian="bold" style:font-style-complex="italic" style:font-weight-complex="bold"/>
    </style:style>
    <style:style style:name="P7" style:family="paragraph" style:parent-style-name="Standard">
      <style:text-properties fo:font-style="italic" fo:font-weight="bold" officeooo:rsid="000cff5c" officeooo:paragraph-rsid="000cff5c" style:font-style-asian="italic" style:font-weight-asian="bold" style:font-style-complex="italic" style:font-weight-complex="bold"/>
    </style:style>
    <style:style style:name="P8" style:family="paragraph" style:parent-style-name="Standard">
      <style:text-properties fo:font-style="italic" fo:font-weight="bold" officeooo:rsid="000f80db" officeooo:paragraph-rsid="000f80db" style:font-style-asian="italic" style:font-weight-asian="bold" style:font-style-complex="italic" style:font-weight-complex="bold"/>
    </style:style>
    <style:style style:name="P9" style:family="paragraph" style:parent-style-name="Standard">
      <style:text-properties fo:font-style="italic" fo:font-weight="bold" officeooo:rsid="00107e76" officeooo:paragraph-rsid="00107e76" style:font-style-asian="italic" style:font-weight-asian="bold" style:font-style-complex="italic" style:font-weight-complex="bold"/>
    </style:style>
    <style:style style:name="P10" style:family="paragraph" style:parent-style-name="Standard">
      <style:text-properties fo:font-style="italic" fo:font-weight="bold" officeooo:rsid="00120051" officeooo:paragraph-rsid="00120051" style:font-style-asian="italic" style:font-weight-asian="bold" style:font-style-complex="italic" style:font-weight-complex="bold"/>
    </style:style>
    <style:style style:name="T1" style:family="text">
      <style:text-properties officeooo:rsid="000adb93"/>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0c44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Citation"><text:span text:style-name="T2">Sobre</text:span></text:span></text:p>
      <text:p text:style-name="P1"/>
      <text:p text:style-name="P4">Quem somos?</text:p>
      <text:p text:style-name="P1"/>
      <text:p text:style-name="P1">Somos uma plataforma digital, que visa a conexão de usuários a estabelecimentos do seguimento alimentício de pequeno/médio porte.</text:p>
      <text:p text:style-name="P1"/>
      <text:p text:style-name="P1"/>
      <text:p text:style-name="P4">O que fazemos?</text:p>
      <text:p text:style-name="P2"/>
      <text:p text:style-name="P1">Tornamos o atendimento do estabelecimento mais rápido, prático, funcional <text:span text:style-name="T1">e respeitoso por meio das reservas realizadas em nossa plataforma.</text:span></text:p>
      <text:p text:style-name="P3">Visando o mercado atual, nos deparamos com inúmeras dificuldades para melhor atender o cliente. Grande parte disso parte do início, desde quando seu cliente pensa em sair de casa até chegar ao local desejado. Muitas vezes, acaba desistindo antes mesmo de sair de casa por insegurança, <text:span text:style-name="T3">e </text:span>desconforto ao saber que poderá <text:span text:style-name="T3">não </text:span>ter uma mesa disponível para se acomodar <text:span text:style-name="T3">e usufruir de programas como por exemplo shows ao vivo, apresentações artísticas e eventos</text:span>.</text:p>
      <text:p text:style-name="P3">Para eliminar este problema, nossa plataforma visa trabalhar justamente com empresas de pequeno/médio porte e tornar acessível para todos a praticidade do atendimento.</text:p>
      <text:p text:style-name="P1"/>
      <text:p text:style-name="P1"/>
      <text:p text:style-name="P4">Como se associar?</text:p>
      <text:p text:style-name="P4"/>
      <text:p text:style-name="P1">É <text:span text:style-name="T1">dono de um bar, restaurante, pizzaria, lanchonete, etc? Esta plataforma foi desenvolvida para o seu negócio! </text:span></text:p>
      <text:p text:style-name="P2">Acesse nossa página <text:span text:style-name="Strong_20_Emphasis">contato </text:span>e realize o cadastro de seu estabelecimento.</text:p>
      <text:p text:style-name="P2"/>
      <text:p text:style-name="P6"/>
      <text:p text:style-name="P5"/>
      <text:p text:style-name="P5">Reserve de acordo com suas preferências!</text:p>
      <text:p text:style-name="P5"/>
      <text:p text:style-name="P5">Vamos conversar?</text:p>
      <text:p text:style-name="P5">Entre em contato com a gente. Fique à vontade.</text:p>
      <text:p text:style-name="P5"/>
      <text:p text:style-name="P5">Somos uma agência apaixonada pelo mundo da gastronomia e o social que este proporciona. Com isso, temos um olhar inovador para promoção de marketing digital para Bares e Restaurantes.</text:p>
      <text:p text:style-name="P5"/>
      <text:p text:style-name="P5"/>
      <text:p text:style-name="P8">Nomes:</text:p>
      <text:p text:style-name="P8"/>
      <text:p text:style-name="P8">_reserve</text:p>
      <text:p text:style-name="P8">suamesa</text:p>
      <text:p text:style-name="P8">ReserveNow!</text:p>
      <text:p text:style-name="P8">Reserve!</text:p>
      <text:p text:style-name="P8"/>
      <text:p text:style-name="P9">Reservei!</text:p>
      <text:p text:style-name="P9">Reservei</text:p>
      <text:p text:style-name="P5"/>
      <text:p text:style-name="P10">Simple Reserve</text:p>
      <text:p text:style-name="P10">Easy Reser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layfair Display" svg:font-family="'Playfair Display',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10:51:42.319427154</meta:creation-date>
    <dc:date>2019-07-08T12:26:24.863456020</dc:date>
    <meta:editing-duration>PT45M7S</meta:editing-duration>
    <meta:editing-cycles>9</meta:editing-cycles>
    <meta:generator>LibreOffice/6.2.5.2$Linux_X86_64 LibreOffice_project/a887734edd14b7c31b8ab527c0422d03c5e16f8b</meta:generator>
    <meta:document-statistic meta:table-count="0" meta:image-count="0" meta:object-count="0" meta:page-count="1" meta:paragraph-count="23" meta:word-count="228" meta:character-count="1489" meta:non-whitespace-character-count="1283"/>
  </office:meta>
</office:document-meta>
</file>